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d9a"/>
    </style:style>
    <style:style style:name="P2" style:family="paragraph" style:parent-style-name="Text_20_body">
      <style:text-properties officeooo:rsid="000a9272" officeooo:paragraph-rsid="000a9272"/>
    </style:style>
    <style:style style:name="P3" style:family="paragraph" style:parent-style-name="Text_20_body">
      <style:text-properties officeooo:rsid="000e1415" officeooo:paragraph-rsid="000e1415"/>
    </style:style>
    <style:style style:name="P4" style:family="paragraph" style:parent-style-name="Text_20_body">
      <style:text-properties officeooo:rsid="00082cbf" officeooo:paragraph-rsid="000897b1"/>
    </style:style>
    <style:style style:name="P5" style:family="paragraph" style:parent-style-name="Text_20_body">
      <style:text-properties officeooo:rsid="00167101" officeooo:paragraph-rsid="00167101"/>
    </style:style>
    <style:style style:name="P6" style:family="paragraph" style:parent-style-name="Text_20_body">
      <style:text-properties officeooo:rsid="0016c954" officeooo:paragraph-rsid="0016c954"/>
    </style:style>
    <style:style style:name="P7" style:family="paragraph" style:parent-style-name="Console_20_Command">
      <style:text-properties officeooo:paragraph-rsid="00167101"/>
    </style:style>
    <style:style style:name="P8" style:family="paragraph" style:parent-style-name="Text_20_body">
      <style:text-properties officeooo:rsid="00157444" officeooo:paragraph-rsid="001ad258"/>
    </style:style>
    <style:style style:name="P9" style:family="paragraph" style:parent-style-name="Text_20_body">
      <style:text-properties officeooo:rsid="0016c954" officeooo:paragraph-rsid="001ad258"/>
    </style:style>
    <style:style style:name="P10" style:family="paragraph" style:parent-style-name="Heading_20_2">
      <style:text-properties officeooo:rsid="0006a95a" officeooo:paragraph-rsid="0006a95a"/>
    </style:style>
    <style:style style:name="P11" style:family="paragraph" style:parent-style-name="Heading_20_2">
      <style:text-properties officeooo:paragraph-rsid="000cc5d1"/>
    </style:style>
    <style:style style:name="T1" style:family="text">
      <style:text-properties officeooo:rsid="0004a096"/>
    </style:style>
    <style:style style:name="T2" style:family="text">
      <style:text-properties officeooo:rsid="00082cbf"/>
    </style:style>
    <style:style style:name="T3" style:family="text">
      <style:text-properties officeooo:rsid="000897b1"/>
    </style:style>
    <style:style style:name="T4" style:family="text">
      <style:text-properties officeooo:rsid="000cc5d1"/>
    </style:style>
    <style:style style:name="T5" style:family="text">
      <style:text-properties officeooo:rsid="000a9272"/>
    </style:style>
    <style:style style:name="T6" style:family="text">
      <style:text-properties officeooo:rsid="00157444"/>
    </style:style>
    <style:style style:name="T7" style:family="text">
      <style:text-properties officeooo:rsid="00167101"/>
    </style:style>
    <style:style style:name="T8" style:family="text">
      <style:text-properties officeooo:rsid="001ad258"/>
    </style:style>
    <style:style style:name="T9" style:family="text">
      <style:text-properties officeooo:rsid="001b4c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OOS RT Automotive <text:span text:style-name="T1">D</text:span>emo <text:span text:style-name="T1">P</text:span>roject for Versatile Application Baseboard</text:h>
      <text:p text:style-name="Text_20_body">EOOS RT is an embedded object-oriented real-time operating system (RTOS) complied with MISRA C++ rules. It has been written in C++ language (ISO/IEC 14882:1998) and aimed to be used into microprocessor-based systems.</text:p>
      <text:p text:style-name="P1">This project aims to cover microcontrollers which usually have limited hardware resources by AUTOSAR Adaptive Platform and to have possibility to execute AUTOSAR Adaptive Application on such kind of microcontrollers.</text:p>
      <text:h text:style-name="P10" text:outline-level="2">System requirements </text:h>
      <text:p text:style-name="Text_20_body">The project is being developed using Ubuntu 18.04 and all stuff is tested on this version of operating system.</text:p>
      <text:h text:style-name="Heading_20_2" text:outline-level="2">How to obtain environment</text:h>
      <text:p text:style-name="P4">All necessary programs which <text:span text:style-name="T3">are </text:span>needed for <text:span text:style-name="T4">building, </text:span>demonstrating, developing and debugging can be obtained <text:span text:style-name="T3">for the naked OS </text:span>by executing ‘get-environment.sh’ <text:span text:style-name="T3">script. If OS already has some programs installed on it, it is better to execute commands from the script manually in a console.</text:span></text:p>
      <text:p text:style-name="Console_20_Command">REPOSITORY/scripts$ source get-environment.sh</text:p>
      <text:h text:style-name="Heading_20_2" text:outline-level="2">How to build the project</text:h>
      <text:p text:style-name="P2">The project can be built by executing <text:span text:style-name="T2">‘</text:span>build<text:span text:style-name="T2">.sh’ script.</text:span></text:p>
      <text:p text:style-name="Console_20_Command">REPOSITORY/scripts$ source build.sh</text:p>
      <text:h text:style-name="P11" text:outline-level="2">How to <text:span text:style-name="T4">run</text:span> the project</text:h>
      <text:p text:style-name="P3">Having built the project, it can be run on QEMU emulator <text:span text:style-name="T5">by executing ‘run-qemu.sh’ script.</text:span></text:p>
      <text:p text:style-name="Console_20_Command">REPOSITORY/scripts$ source run-qemu.sh</text:p>
      <text:h text:style-name="Heading_20_2" text:outline-level="2">How do debug the project</text:h>
      <text:p text:style-name="P8">The built project program can be debugged in a variety of ways a developer knows. Here we will introduce only two ways how we do this. The first way is to use <text:span text:style-name="T7">terminal</text:span> GDB debugging, and the second one is to use Eclipse IDE, which is of course more convenient way.</text:p>
      <text:p text:style-name="P5">For both of the ways, in separate terminal the next command has to be executed.</text:p>
      <text:p text:style-name="P7">REPOSITORY/scripts$ source run-qemu.sh --gdb</text:p>
      <text:p text:style-name="P5">This command starts QUEM ARM emulator, loads the program, and freezes <text:span text:style-name="T8">it</text:span> <text:s/>for waiting a connection of GDB client.</text:p>
      <text:h text:style-name="Heading_20_3" text:outline-level="3"><text:soft-page-break/><text:span text:style-name="T7">Terminal </text:span>GDB <text:span text:style-name="T6">debugging</text:span></text:h>
      <text:p text:style-name="P9">To connect to GDB server <text:span text:style-name="T8">and </text:span>the fr<text:span text:style-name="T8">ozen program</text:span>, the next command has to be executed in other terminal.</text:p>
      <text:p text:style-name="Console_20_Command">REPOSITORY/scripts$ source run-gdb.sh</text:p>
      <text:p text:style-name="P6">This command starts GDB client and allows to execute any G<text:span text:style-name="T8">DB</text:span> commands in the terminal. For instance, the next command list demonstrates how to connect to the GDB server running on QUEMU and go through the program.</text:p>
      <text:p text:style-name="Console_20_Command">(gdb) target remote localhost:1234<text:line-break/>(gdb) b main<text:line-break/>(gdb) continue<text:line-break/>(gdb) b _terminate<text:line-break/>(gdb) continue<text:line-break/>(gdb) quit</text:p>
      <text:h text:style-name="Heading_20_3" text:outline-level="3">Eclipse IDE <text:span text:style-name="T9">debugging</text:span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_20_Command" style:display-name="Console Command" style:family="paragraph" style:parent-style-name="Text_20_body" style:next-style-name="Text_20_body" style:master-page-name="">
      <loext:graphic-properties draw:fill="solid" draw:fill-color="#dddddd" draw:fill-image-name="Sky" draw:fill-image-width="0in" draw:fill-image-height="0in" style:repeat="repeat" draw:fill-image-ref-point-x="0%" draw:fill-image-ref-point-y="0%" draw:fill-image-ref-point="center" draw:tile-repeat-offset="0% vertical"/>
      <style:paragraph-properties fo:margin-left="0.1in" fo:margin-right="0.1in" fo:margin-top="0in" fo:margin-bottom="0.1in" loext:contextual-spacing="false" fo:text-indent="0in" style:auto-text-indent="false" style:page-number="auto" fo:background-color="#dddddd" fo:padding="0.0598in" fo:border="none" style:shadow="none">
        <style:tab-stops/>
      </style:paragraph-properties>
      <style:text-properties fo:color="#000000" style:font-name="Liberation Mono1" fo:font-family="'Liberation Mono'" style:font-style-name="Regular" style:font-family-generic="modern" style:font-pitch="fixed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8:05:27.674275133</meta:creation-date>
    <dc:date>2019-09-02T14:52:20.076860341</dc:date>
    <meta:editing-duration>PT53M3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360" meta:character-count="2281" meta:non-whitespace-character-count="1945"/>
  </office:meta>
</office:document-meta>
</file>